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8pt" fo:font-weight="bold" style:font-size-asian="28pt" style:font-weight-asian="bold" style:font-size-complex="28pt" style:font-weight-complex="bold"/>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list-style-name="L1">
      <style:text-properties style:font-name="Arial"/>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joba Dokumente</text:p>
      <text:p text:style-name="P1"/>
      <text:p text:style-name="P1">26.09.2012 <text:s/><text:tab/>bv<text:tab/>initial realese</text:p>
      <text:p text:style-name="P1"/>
      <text:p text:style-name="P1"/>
      <text:p text:style-name="P1"/>
      <text:p text:style-name="P3">Ziel:</text:p>
      <text:p text:style-name="P1">Festlegung der Organisation der Nachrichten die auf Nejoba ausgetauscht werden</text:p>
      <text:p text:style-name="P1"/>
      <text:p text:style-name="P1"/>
      <text:p text:style-name="P1"><text:span text:style-name="T1">Grundüberlegung:</text:span> </text:p>
      <text:p text:style-name="P1">Auf nejoba können Privatleute diverse Ausschreibungen veröffentlichen. Wenn ein Handwerker gebraucht wird ,eine Haushaltshilfe oder eine Mitfahrgelegenheit. Nejoba bietet jedem einfach und kostenlos die Möglichkeit solche Leute zu finden.<text:line-break/><text:line-break/>Der Schwerpunkt dabei ist die Regionalität. Jedes Thema das auf nejoba veröffentlicht wird kann mit den folgenden Attributen verknüpft sein:<text:line-break/></text:p>
      <text:list xml:id="list41696396" text:style-name="L1">
        <text:list-item>
          <text:p text:style-name="P4">Ort</text:p>
        </text:list-item>
        <text:list-item>
          <text:p text:style-name="P4">Zeitpunkt und Zeitraum</text:p>
        </text:list-item>
        <text:list-item>
          <text:p text:style-name="P4">Thema (Taggs)</text:p>
        </text:list-item>
      </text:list>
      <text:p text:style-name="P1"><text:line-break/>Das macht nejoba zu einem ausgezeichneten Werkzeug um sich mit seiner Nachbarschaft zu vernetzen und lokale Vorhaben zu koordinieren.</text:p>
      <text:p text:style-name="P1"/>
      <text:p text:style-name="P3">Ablauf des Nachrichtenaustauschs:</text:p>
      <text:p text:style-name="P3"/>
      <text:p text:style-name="P3">1. Ausschreibungen</text:p>
      <text:p text:style-name="P1">Zunächst wird von einem Anwender eine Ausschreibung auf nejoba veröffentlicht. Er wählt dazu aus Ort, Zeit und Thema aus und beschreibt seine Anfrage mit einem kurzen Text. Diese Anfrage wird in einer Datenbank gespeichert. </text:p>
      <text:p text:style-name="P1">Danach wird die Anzeige öffentlich abrufbar. Für zahlende Kunden ist die Anfrage sofort voll nutzbar, Anwender mit Gratis-Account sehen nur die Überschrift und können erst zeitversetzt die Anzeige komplett lesen und beantworten.</text:p>
      <text:p text:style-name="P1"/>
      <text:p text:style-name="P1">Die Interessenten an einer Ausschreibung haben zwei Möglichkeiten auf eine Anfrag zu reagieren. Sie können in einem öffentlichen Forum eine Frage stellen oder ein Angebot zu der Anfrage nur an den Anbieter schicken.</text:p>
      <text:p text:style-name="P1"/>
      <text:p text:style-name="P1">Dabei hat jede Anfrage einen Status, der sowohl durch die Zeit als auch durch Nutzeraktionen geändert werden kann. Zeitabhängig und vollautomatisch erfolgt der Übergang von „only-paying-users“ zu „for-all-users-free“. Vom Anbieter kann ein Auftrag jederzeit zurück gezogen werden. Ausserdem kann er einen Auftrag vergeben. In beiden Fällen wird der Auftrag nicht mehr im System angezeigt. Wenn Aufträge schon länger im System unbeantwortet verfaulen werden sie autom. Aus dem System genommen.</text:p>
      <text:p text:style-name="P1"/>
      <text:p text:style-name="P1"><text:span text:style-name="T1">2. Fragen und Diskussionen</text:span> </text:p>
      <text:p text:style-name="P1">Die Fragen mitsamt der Antworten sind öffentlich. Dabei hat jeder Beitrag einen Vorgänger und (falls vorhanden) einen Nachfolger. Im Userinterface sind Fragen von Antworten farblich unterscheidbar.</text:p>
      <text:p text:style-name="P1"/>
      <text:p text:style-name="P3"><text:soft-page-break/>3. Angebote</text:p>
      <text:p text:style-name="P1">Ein Interessent kann zu einer Anfrage ein Angebot absenden. Diese Mailing-threads sind NICHT-ÖFFENTLICH. Sie sind nur für jeweils zwei Gesprächspartner sichtbar. Sie haben keinen Vorgänger-Nachfolger sondern werden anhand der creation-time sortiert.</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26T21:48:14.83</meta:creation-date>
    <dc:date>2012-09-26T22:31:02.64</dc:date>
    <meta:editing-duration>PT00H42M45S</meta:editing-duration>
    <meta:editing-cycles>5</meta:editing-cycles>
    <meta:generator>OpenOffice.org/3.2$Win32 OpenOffice.org_project/320m12$Build-9483</meta:generator>
    <meta:document-statistic meta:table-count="0" meta:image-count="0" meta:object-count="0" meta:page-count="2" meta:paragraph-count="20" meta:word-count="333" meta:character-count="2397"/>
  </office:meta>
</office:document-meta>
</file>